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ejo de colecciones de Java<text:span text:style-name="T1">:</text:span></text:p>
      <text:list xml:id="list3798775303650346320" text:style-name="L1">
        <text:list-item>
          <text:p text:style-name="P2"><text:span text:style-name="T2">Introducción</text:span><text:span text:style-name="T3">:</text:span></text:p>
        </text:list-item>
      </text:list>
      <text:list xml:id="list1234733631748889993" text:style-name="L2">
        <text:list-item>
          <text:p text:style-name="P3"><text:span text:style-name="T1">Una colección en Java es un tipo de dato que almacena objetos de un tipo o de distinto tipo. Dependiendo de como se declare una, tendrá distintas propiedades y almacenará distintos tipos de objetos (nunca primitivos, como 'int' o 'char'). Cierta sintaxis notable para su declaración o uso se especifica aquí:</text:span></text:p>
          <text:list>
            <text:list-item>
              <text:p text:style-name="P3">Genéricos<text:span text:style-name="T1">: Especifica los objetos que almacenará una colección, prohibiendose otros, incluso antes de la compilación (da error).</text:span></text:p>
            </text:list-item>
            <text:list-item>
              <text:p text:style-name="P3">Diamante<text:span text:style-name="T1">: Forma de acortar una declaración que usa genéricos. En el predicado, en vez de repetir otra vez el tipo de dato, se permite abrir y cerrar corchetes directamente.</text:span></text:p>
            </text:list-item>
            <text:list-item>
              <text:p text:style-name="P3">Lambda: <text:span text:style-name="T1">Permite la creación de un método anónimo. Normalmente se usa para funciones cortas cuya única función es devolver un valor tomando otro distinto.</text:span></text:p>
            </text:list-item>
          </text:list>
        </text:list-item>
        <text:list-item>
          <text:p text:style-name="P3"><text:span text:style-name="T1">Hay varios tipos de colecciones. Estos son:</text:span></text:p>
          <text:list>
            <text:list-item>
              <text:p text:style-name="P3">Trees<text:span text:style-name="T1">: Una estructura de datos donde hay un nodo raiz del cual surgen varios nodos. Tiene longitud finita, por lo que tiene un prinicipio y un final (los nodos 'hojas', esto es, los que no son padres de ningún otro nodo).</text:span></text:p>
            </text:list-item>
            <text:list-item>
              <text:p text:style-name="P3">Queue<text:span text:style-name="T1">: Un tipo de datos que guarda objetos en el orden que se insertan. Nuevos objetos van al final de la línea, y se quitan de la parte frontal.</text:span></text:p>
            </text:list-item>
            <text:list-item>
              <text:p text:style-name="P3">Deque<text:span text:style-name="T1">: Un tipo especial de Queue, donde se pueden tomar el primer y último valor introducido en el tipo.</text:span></text:p>
            </text:list-item>
            <text:list-item>
              <text:p text:style-name="P3">Pila<text:span text:style-name="T1">: <text:s/>Un tipo de datos con métodos para colocar un nuevo objeto y retirarlo, usando el principio last-in-first-out.</text:span></text:p>
            </text:list-item>
            <text:list-item>
              <text:p text:style-name="P3">List<text:span text:style-name="T1">: Un tipo de datos que guarda, usando un índice, una colección de datos de distinto o igual tipo. Extensiones incluyen LinkedList y ArrayList</text:span></text:p>
            </text:list-item>
            <text:list-item>
              <text:p text:style-name="P3">Map<text:span text:style-name="T1">: Un tipo de datos que almacena combinaciones llave-valor. No se perimiten llaves repetidas dentro del mapa. Extensiones incluyen HashMap.</text:span></text:p>
            </text:list-item>
            <text:list-item>
              <text:p text:style-name="P3">Set<text:span text:style-name="T1">: Un tipo de datos parecido al List, este no tiene orden en sus datos, por lo que no se puede usar un índice para encontrar los datos. </text:span></text:p>
            </text:list-item>
          </text:list>
        </text:list-item>
        <text:list-item>
          <text:p text:style-name="P3"><text:span text:style-name="T1">Hay extensiones de las colecciones, algunas notables son:</text:span></text:p>
          <text:list>
            <text:list-item>
              <text:p text:style-name="P3">Guava<text:span text:style-name="T1">: De Google.</text:span></text:p>
            </text:list-item>
            <text:list-item>
              <text:p text:style-name="P3">Apache Commons Library<text:span text:style-name="T1">: Añade elementos como la 'Bag'</text:span></text:p>
              <text:p text:style-name="P3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 Molina Blanes</meta:initial-creator>
    <meta:creation-date>2020-04-14T19:24:59.10</meta:creation-date>
    <dc:date>2020-04-15T08:05:14.42</dc:date>
    <dc:creator>Pablo Molina Blanes</dc:creator>
    <meta:editing-duration>PT12H40M16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1" meta:paragraph-count="17" meta:word-count="348" meta:character-count="2001"/>
  </office:meta>
</office:document-meta>
</file>